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0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mment</text:p>
          </table:table-cell>
          <table:table-cell office:value-type="string">
            <text:p>Time</text:p>
          </table:table-cell>
          <table:table-cell table:style-name="ce2" office:value-type="string">
            <text:p>Rate</text:p>
          </table:table-cell>
          <table:table-cell office:value-type="string">
            <text:p>Cost</text:p>
          </table:table-cell>
          <table:table-cell table:number-columns-repeated="2"/>
        </table:table-row>
        <table:table-row table:style-name="ro1">
          <table:table-cell office:value-type="date" office:date-value="2019-11-08">
            <text:p>11/08/19</text:p>
          </table:table-cell>
          <table:table-cell office:value-type="string">
            <text:p>Meeting with Garrett at SSU, going over scope and state of project 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[.C2]*[.D2]"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date" office:date-value="2019-11-13">
            <text:p>11/13/19</text:p>
          </table:table-cell>
          <table:table-cell office:value-type="string">
            <text:p>Working trough docs available, indicating wrong revision files, prep proposal for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3]*[.D3]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date" office:date-value="2019-11-16">
            <text:p>11/16/19</text:p>
          </table:table-cell>
          <table:table-cell office:value-type="string">
            <text:p>assembly of 5 PCBS from incomplete documentation,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4]*[.D4]" office:value-type="float" office:value="140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posal delivered 11-16-2019 – </text:p>
          </table:table-cell>
          <table:table-cell table:number-columns-repeated="2"/>
          <table:table-cell table:formula="of:=[.C5]*[.D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6]*[.D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9-11-21">
            <text:p>11/21/19</text:p>
          </table:table-cell>
          <table:table-cell office:value-type="string">
            <text:p>Downloading PCB files from Board mfg houses and puzzling out which design files go with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7]*[.D7]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test builds of the boards</text:p>
          </table:table-cell>
          <table:table-cell table:number-columns-repeated="2"/>
          <table:table-cell table:formula="of:=[.C8]*[.D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9-11-22">
            <text:p>11/22/19</text:p>
          </table:table-cell>
          <table:table-cell office:value-type="string">
            <text:p>Commute to SSU for meeting to gather “example” and bone-pile boards for learning component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[.C9]*[.D9]"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s from them, so that schematic can be completed. <text:s/>Taking inventory of parts bin.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C10]*[.D10]"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date" office:date-value="2019-11-25">
            <text:p>11/25/19</text:p>
          </table:table-cell>
          <table:table-cell office:value-type="string">
            <text:p>Battery Board <text:s/>– 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1]*[.D11]"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date" office:date-value="2019-11-26">
            <text:p>11/26/19</text:p>
          </table:table-cell>
          <table:table-cell office:value-type="string">
            <text:p>Linksprite Board – <text:s/>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2]*[.D12]"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date" office:date-value="2019-11-27">
            <text:p>11/27/19</text:p>
          </table:table-cell>
          <table:table-cell office:value-type="string">
            <text:p>uStar Board <text:s/>– <text:s/>extracting comp values and correcting schematic 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[.C13]*[.D13]"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date" office:date-value="2019-11-28">
            <text:p>11/28/19</text:p>
          </table:table-cell>
          <table:table-cell office:value-type="string">
            <text:p>Ustar creating BOM, selecting Pns from Digikey – Looking through old orders to match up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14]*[.D14]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date" office:date-value="2019-11-29">
            <text:p>11/29/19</text:p>
          </table:table-cell>
          <table:table-cell office:value-type="string">
            <text:p>Battery and Lightsprite – <text:s/>creating BOM, <text:s text:c="2"/>“” 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15]*[.D15]"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date" office:date-value="2019-11-30">
            <text:p>11/30/19</text:p>
          </table:table-cell>
          <table:table-cell office:value-type="string">
            <text:p>Combining BOM parts into one Digikey order – excluding parts already on hand 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C16]*[.D16]" office:value-type="float" office:value="150">
            <text:p>15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date" office:date-value="2019-12-04">
            <text:p>12/04/19</text:p>
          </table:table-cell>
          <table:table-cell office:value-type="string">
            <text:p>Assemble Battery board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19]*[.D19]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date" office:date-value="2019-12-05">
            <text:p>12/05/19</text:p>
          </table:table-cell>
          <table:table-cell office:value-type="string">
            <text:p>Assemble LightSprite-Coil brd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20]*[.D20]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date" office:date-value="2019-12-05">
            <text:p>12/05/19</text:p>
          </table:table-cell>
          <table:table-cell office:value-type="string">
            <text:p>Assemble uStar <text:s/>board #1 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C21]*[.D21]" office:value-type="float" office:value="450">
            <text:p>4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01-05">
            <text:p>01/05/20</text:p>
          </table:table-cell>
          <table:table-cell office:value-type="string">
            <text:p>Cleaning up schematics – creating GIT repository on GitHub 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23]*[.D23]"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date" office:date-value="2020-01-29">
            <text:p>01/29/20</text:p>
          </table:table-cell>
          <table:table-cell office:value-type="string">
            <text:p>Meeting with Garrett at SSU, returning parts and finished boards 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[.C24]*[.D24]" office:value-type="float" office:value="210">
            <text:p>2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5]*[.D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6]*[.D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7]*[.D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8]*[.D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9]*[.D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30]*[.D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31]*[.D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32]*[.D32]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/>
          <table:table-cell table:formula="of:=SUM([.E2:.E32])" office:value-type="float" office:value="4970">
            <text:p>497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date" office:date-value="2020-06-10">
            <text:p>06/10/20</text:p>
          </table:table-cell>
          <table:table-cell office:value-type="string">
            <text:p>Working up a 3D model example for Battery Board with Eagle Cad / Fusion 360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0-06-22">
            <text:p>06/22/20</text:p>
          </table:table-cell>
          <table:table-cell office:value-type="string">
            <text:p>Looking over u-star schematic and writing down notes for redo of schematic &amp; <text:s/>exporting the Libs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0-06-24">
            <text:p>06/24/20</text:p>
          </table:table-cell>
          <table:table-cell office:value-type="string">
            <text:p>taking notes on rework of battery board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ubmitted 2 days for payment 6/24/20</text:p>
          </table:table-cell>
          <table:table-cell table:formula="of:=----------------------------------------[.E60]" office:value-type="float" office:value="0">
            <text:p>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string">
            <text:p>Received</text:p>
          </table:table-cell>
        </table:table-row>
        <table:table-row table:style-name="ro1">
          <table:table-cell table:number-columns-repeated="2"/>
          <table:table-cell office:value-type="string">
            <text:p>-------------------------------------------</text:p>
          </table:table-cell>
          <table:table-cell table:number-columns-repeated="4"/>
        </table:table-row>
        <table:table-row table:style-name="ro1">
          <table:table-cell office:value-type="date" office:date-value="2020-07-02">
            <text:p>07/02/20</text:p>
          </table:table-cell>
          <table:table-cell office:value-type="string">
            <text:p>conversation with Garrett about schematics and changes – Setting up Zoom meeting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0-07-08">
            <text:p>07/08/20</text:p>
          </table:table-cell>
          <table:table-cell office:value-type="string">
            <text:p>Deciphering Battery schematic and writing circuit description for current design 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0-07-09">
            <text:p>07/09/20</text:p>
          </table:table-cell>
          <table:table-cell office:value-type="string">
            <text:p>Discussing Battery schematic and operation, finding faults in schematic and BOM , testing actual circuit</text:p>
          </table:table-cell>
          <table:table-cell office:value-type="float" office:value="8.5">
            <text:p>8.5</text:p>
          </table:table-cell>
          <table:table-cell table:number-columns-repeated="4"/>
        </table:table-row>
        <table:table-row table:style-name="ro1">
          <table:table-cell office:value-type="date" office:date-value="2020-07-10">
            <text:p>07/10/20</text:p>
          </table:table-cell>
          <table:table-cell office:value-type="string">
            <text:p>repairing smoked battery board and taking timing measurements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7-13">
            <text:p>07/13/20</text:p>
          </table:table-cell>
          <table:table-cell office:value-type="string">
            <text:p>Setting up experiment to measure current consumption during charge up timeout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7-14">
            <text:p>07/14/20</text:p>
          </table:table-cell>
          <table:table-cell office:value-type="string">
            <text:p>taking measurements on IC1 load lockout circuit and Pololu 5V regulator when batt totally empty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date" office:date-value="2020-07-15">
            <text:p>07/15/20</text:p>
          </table:table-cell>
          <table:table-cell office:value-type="string">
            <text:p>Sketching up new circuit for battery management and turn-on delay , discuss with Garrett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date" office:date-value="2020-07-16">
            <text:p>07/16/20</text:p>
          </table:table-cell>
          <table:table-cell office:value-type="string">
            <text:p>design OVP/UVP/Lockout battery circuit , Schematic entry </text:p>
          </table:table-cell>
          <table:table-cell office:value-type="float" office:value="8.5">
            <text:p>8.5</text:p>
          </table:table-cell>
          <table:table-cell table:number-columns-repeated="4"/>
        </table:table-row>
        <table:table-row table:style-name="ro1">
          <table:table-cell office:value-type="date" office:date-value="2020-07-17">
            <text:p>07/17/20</text:p>
          </table:table-cell>
          <table:table-cell office:value-type="string">
            <text:p>Layout and component selection of test circuit of OVP/UVP/Lookout 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7-20">
            <text:p>07/20/20</text:p>
          </table:table-cell>
          <table:table-cell office:value-type="string">
            <text:p>Finish layout, order parts, Ship Battery V8 board back to Garrett 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mitted <text:s text:c="19"/></text:p>
          </table:table-cell>
          <table:table-cell office:value-type="string">
            <text:p>-------------------------------</text:p>
          </table:table-cell>
          <table:table-cell table:formula="of:=SUM([.C43:.C53])/8" office:value-type="float" office:value="6">
            <text:p>6</text:p>
          </table:table-cell>
          <table:table-cell office:value-type="float" office:value="3600">
            <text:p>3600</text:p>
          </table:table-cell>
          <table:table-cell/>
          <table:table-cell office:value-type="string">
            <text:p>Receiv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08-03">
            <text:p>08/03/20</text:p>
          </table:table-cell>
          <table:table-cell office:value-type="string">
            <text:p>received PCB – soldered up one test board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8-04">
            <text:p>08/04/20</text:p>
          </table:table-cell>
          <table:table-cell office:value-type="string">
            <text:p>check out circuit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8-05">
            <text:p>08/05/20</text:p>
          </table:table-cell>
          <table:table-cell office:value-type="string">
            <text:p>discuss with Garrett – modify according the discussion and measurments – add external clk ck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8-06">
            <text:p>08/06/20</text:p>
          </table:table-cell>
          <table:table-cell office:value-type="string">
            <text:p>Chg bd,remove Pololu, add Bandgap reference, add 7555 for timing – change schematic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8-07">
            <text:p>08/07/20</text:p>
          </table:table-cell>
          <table:table-cell office:value-type="string">
            <text:p>Finished re-layout , ordered PCB ,ordered parts , sent schematic to Garrett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8-27">
            <text:p>08/27/20</text:p>
          </table:table-cell>
          <table:table-cell office:value-type="string">
            <text:p>Built Version2 of moni brd. And tested timing function <text:s/>/ UVP function</text:p>
          </table:table-cell>
          <table:table-cell office:value-type="float" office:value="6">
            <text:p>6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date" office:date-value="2020-08-28">
            <text:p>08/28/20</text:p>
          </table:table-cell>
          <table:table-cell office:value-type="string">
            <text:p>Verified OVP function – Modified circuit to make it work/ Discussion with Garrett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mitted <text:s text:c="19"/></text:p>
          </table:table-cell>
          <table:table-cell/>
          <table:table-cell table:formula="of:=SUM([.C55:.C61])/8" office:value-type="float" office:value="5">
            <text:p>5</text:p>
          </table:table-cell>
          <table:table-cell office:value-type="float" office:value="3200">
            <text:p>32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09-04">
            <text:p>09/04/20</text:p>
          </table:table-cell>
          <table:table-cell office:value-type="string">
            <text:p>NICD OVP research, depopulating PCB, sending PCB, Write Circuit description of timing part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9-08">
            <text:p>09/08/20</text:p>
          </table:table-cell>
          <table:table-cell office:value-type="string">
            <text:p>Full size battery monitor lib and layo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09">
            <text:p>09/09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10">
            <text:p>09/10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11">
            <text:p>09/11/20</text:p>
          </table:table-cell>
          <table:table-cell office:value-type="string">
            <text:p>“”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9-14">
            <text:p>09/14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15">
            <text:p>09/15/20</text:p>
          </table:table-cell>
          <table:table-cell office:value-type="string">
            <text:p>Ordering v09 boards from PCBway . Formatting files in Gerber fm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09-16">
            <text:p>09/16/20</text:p>
          </table:table-cell>
          <table:table-cell office:value-type="string">
            <text:p>Start on Ustar pcb Looking at RFM 22 and 23 radios, PCB models for RFM,9DOF, appmodule etc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9-17">
            <text:p>09/17/20</text:p>
          </table:table-cell>
          <table:table-cell office:value-type="string">
            <text:p>uStar Schematic entry and library elements, further discussion with JGI on how to add 2 radio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0-09-25">
            <text:p>09/25/20</text:p>
          </table:table-cell>
          <table:table-cell office:value-type="string">
            <text:p>uStar -SD card Eagle template, Finished Schematic – rough placement 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09-28">
            <text:p>09/28/20</text:p>
          </table:table-cell>
          <table:table-cell office:value-type="string">
            <text:p>Phone call with Garrett, discussion on how to deal with dual radios and SD card on bus lines, start layo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 , submitted 9/28/20 <text:s text:c="2"/>– incl 6hrs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5400">
            <text:p>54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10-01">
            <text:p>10/01/20</text:p>
          </table:table-cell>
          <table:table-cell office:value-type="string">
            <text:p><text:s/>Started Layout – Discussion with G about use of Aux UART port and placement of FTDI connector, making 90 deg FTDI device template and plcement on BR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0-02">
            <text:p>10/02/20</text:p>
          </table:table-cell>
          <table:table-cell office:value-type="string">
            <text:p>Phonecall from G that AUX UART pinout is NOT was discussed prior – Srcap layout and placement of FTDI, Layout of 4Pin cable connector for RX,TxAnt etc. and Analog switches to radaio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0-05">
            <text:p>10/05/20</text:p>
          </table:table-cell>
          <table:table-cell office:value-type="string">
            <text:p>Laoyout u-star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date" office:date-value="2020-10-06">
            <text:p>10/06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10-07">
            <text:p>10/07/20</text:p>
          </table:table-cell>
          <table:table-cell office:value-type="string">
            <text:p>“”, lib management , 50 ohm trace calc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0-10-12">
            <text:p>10/12/20</text:p>
          </table:table-cell>
          <table:table-cell office:value-type="string">
            <text:p>Schematic cleanup – Order PCB – BOM – Parts Numbers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0-13">
            <text:p>10/13/20</text:p>
          </table:table-cell>
          <table:table-cell office:value-type="string">
            <text:p>BOM – Battery board, compile make up order for 2 boards each. 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0-14">
            <text:p>10/14/20</text:p>
          </table:table-cell>
          <table:table-cell office:value-type="string">
            <text:p>Investigating MSP430 <text:s/>Impedance on ADC12 inputs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date" office:date-value="2020-10-15">
            <text:p>10/15/20</text:p>
          </table:table-cell>
          <table:table-cell office:value-type="string">
            <text:p>Add to DK order for Base station Radio , submit order </text:p>
          </table:table-cell>
          <table:table-cell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date" office:date-value="2020-10-15">
            <text:p>10/15/20</text:p>
          </table:table-cell>
          <table:table-cell office:value-type="string">
            <text:p>Order total $160 *1.4 <text:s/>for income taxes = 225 /75 = 3hrs 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20-10-19">
            <text:p>10/19/20</text:p>
          </table:table-cell>
          <table:table-cell office:value-type="string">
            <text:p>Finish Battery board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date" office:date-value="2020-10-20">
            <text:p>10/20/20</text:p>
          </table:table-cell>
          <table:table-cell office:value-type="string">
            <text:p>Build uStar 2 pcb, recheck DK order , Some missing parts in order, conversation with Garreth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 table:number-rows-repeated="104848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8:Sheet1.E3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10/22/2020</text:date>, <text:time>10:0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Stofer</meta:initial-creator>
    <meta:creation-date>2019-12-04T09:35:28.81</meta:creation-date>
    <dc:date>2020-10-22T10:02:05.73</dc:date>
    <dc:creator>Gary Stofer</dc:creator>
    <meta:editing-duration>P12DT3H58M13S</meta:editing-duration>
    <meta:editing-cycles>57</meta:editing-cycles>
    <meta:generator>OpenOffice/4.1.7$Win32 OpenOffice.org_project/417m1$Build-9800</meta:generator>
    <meta:document-statistic meta:table-count="3" meta:cell-count="284" meta:object-count="0"/>
  </office:meta>
</office:document-meta>
</file>